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D80000008C18A4194D2B715526.png" manifest:media-type="image/png"/>
  <manifest:file-entry manifest:full-path="layout-cache" manifest:media-type="application/binary"/>
  <manifest:file-entry manifest:full-path="content.xml" manifest:media-type="text/xml"/>
  <manifest:file-entry manifest:full-path="Fonts/Font_Liberation_Sans_3.ttf" manifest:media-type="application/x-font-ttf"/>
  <manifest:file-entry manifest:full-path="Fonts/Font_Arial_1.ttf" manifest:media-type="application/x-font-ttf"/>
  <manifest:file-entry manifest:full-path="Fonts/Font_Arial_2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Calibri" svg:font-family="Calibri" style:font-family-generic="roman" style:font-pitch="variable"/>
    <style:font-face style:name="Gill Sans Nova Cond XBd" svg:font-family="'Gill Sans Nova Cond XBd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</svg:font-face-src>
    </style:font-face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3.934in" fo:margin-top="0in" fo:margin-bottom="0in" table:align="center" style:writing-mode="lr-tb"/>
    </style:style>
    <style:style style:name="Table1.A" style:family="table-column">
      <style:table-column-properties style:column-width="1.2757in"/>
    </style:style>
    <style:style style:name="Table1.B" style:family="table-column">
      <style:table-column-properties style:column-width="2.657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4896in" fo:margin-left="0in" fo:margin-top="0in" fo:margin-bottom="0in" table:align="left" style:writing-mode="lr-tb"/>
    </style:style>
    <style:style style:name="Table2.A" style:family="table-column">
      <style:table-column-properties style:column-width="6.489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paragraph-rsid="0009b40a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Standard" style:master-page-name="Converted1">
      <style:paragraph-properties fo:text-align="center" style:justify-single-word="false" style:page-number="auto"/>
    </style:style>
    <style:style style:name="P9" style:family="paragraph" style:parent-style-name="Header">
      <style:text-properties fo:color="#000000" fo:font-size="16pt" style:font-size-asian="16pt" style:font-size-complex="16pt"/>
    </style:style>
    <style:style style:name="P10" style:family="paragraph" style:parent-style-name="Footer">
      <style:paragraph-properties>
        <style:tab-stops>
          <style:tab-stop style:position="0.8862in" style:type="center"/>
          <style:tab-stop style:position="6.4965in" style:type="right"/>
          <style:tab-stop style:position="10.9272in" style:type="right"/>
        </style:tab-stops>
      </style:paragraph-properties>
    </style:style>
    <style:style style:name="T1" style:family="text">
      <style:text-properties fo:color="#9ea700" style:font-name="Gill Sans Nova Cond XBd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9ea700" style:font-name="Gill Sans Nova Cond XBd" fo:font-weight="bold" style:font-weight-asian="bold" style:font-weight-complex="bold"/>
    </style:style>
    <style:style style:name="T3" style:family="text">
      <style:text-properties fo:color="#9ea700" style:font-name="Gill Sans Nova Cond XBd" fo:font-size="10pt" style:font-size-asian="10pt" style:font-size-complex="10pt"/>
    </style:style>
    <style:style style:name="T4" style:family="text">
      <style:text-properties fo:color="#9ea700" style:font-name="Gill Sans Nova Cond XBd" fo:font-size="10pt" style:font-size-asian="10pt" style:font-size-complex="10pt"/>
    </style:style>
    <style:style style:name="T5" style:family="text">
      <style:text-properties fo:color="#9ea700" style:font-name="Gill Sans Nova Cond XBd" fo:font-size="10pt" style:font-size-asian="10pt" style:font-size-complex="10pt"/>
    </style:style>
    <style:style style:name="T6" style:family="text">
      <style:text-properties fo:color="#9ea700" style:font-name="Gill Sans Nova Cond XBd" fo:font-size="10pt" style:font-size-asian="10pt" style:font-size-complex="10pt"/>
    </style:style>
    <style:style style:name="T7" style:family="text">
      <style:text-properties fo:color="#9ea700" fo:font-weight="bold" style:font-weight-asian="bold" style:font-name-complex="Calibri1" style:font-weight-complex="bold"/>
    </style:style>
    <style:style style:name="T8" style:family="text">
      <style:text-properties fo:color="#9ea700" style:font-name-complex="Calibri1" style:font-weight-complex="bold"/>
    </style:style>
    <style:style style:name="T9" style:family="text">
      <style:text-properties fo:color="#9ea700" style:font-name-complex="Calibri1" style:font-weight-complex="bold"/>
    </style:style>
    <style:style style:name="T10" style:family="text">
      <style:text-properties fo:color="#9ea700"/>
    </style:style>
    <style:style style:name="T11" style:family="text">
      <style:text-properties fo:color="#000000" fo:font-weight="bold" style:font-weight-asian="bold" style:font-name-complex="Calibri1" style:font-weight-complex="bold"/>
    </style:style>
    <style:style style:name="T12" style:family="text">
      <style:text-properties fo:color="#000000" style:font-name-complex="Calibri1" style:font-weight-complex="bold"/>
    </style:style>
    <style:style style:name="T13" style:family="text">
      <style:text-properties fo:color="#000000" style:font-name-complex="Calibri1" style:font-weight-complex="bold"/>
    </style:style>
    <style:style style:name="T14" style:family="text">
      <style:text-properties style:font-name-complex="Calibri1" style:font-weight-complex="bold"/>
    </style:style>
    <style:style style:name="T15" style:family="text">
      <style:text-properties fo:language="en" fo:country="GB"/>
    </style:style>
    <style:style style:name="T16" style:family="text">
      <style:text-properties fo:language="en" fo:country="GB" officeooo:rsid="0009b40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 text:protected="true">
        <text:p text:style-name="P7"><text:span text:style-name="T1">ACCEPTATIECRITERIA</text:span></text:p>
      </text:section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2">Naam</text:span></text:p>
          </table:table-cell>
          <table:table-cell table:style-name="Table1.A1" office:value-type="string">
            <text:p text:style-name="P6"><text:span text:style-name="Placeholder_20_Text"><text:span text:style-name="T15">&lt;</text:span></text:span><text:span text:style-name="Placeholder_20_Text"><text:span text:style-name="T16">Anthony Delgado</text:span></text:span><text:span text:style-name="Placeholder_20_Text"><text:span text:style-name="T15">&gt;</text:span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Studentnummer</text:span></text:p>
          </table:table-cell>
          <table:table-cell table:style-name="Table1.A1" office:value-type="string">
            <text:p text:style-name="P1"><text:span text:style-name="Placeholder_20_Text">&lt;</text:span><text:span text:style-name="Placeholder_20_Text"><text:span text:style-name="T16">22102167</text:span></text:span><text:span text:style-name="Placeholder_20_Text">&gt;</text:span><text:bookmark text:name="Studentnummer"/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Klas</text:span></text:p>
          </table:table-cell>
          <table:table-cell table:style-name="Table1.A1" office:value-type="string">
            <text:p text:style-name="P1"><text:span text:style-name="Placeholder_20_Text">&lt;</text:span><text:span text:style-name="Placeholder_20_Text"><text:span text:style-name="T16">H-1-SE.8</text:span></text:span><text:span text:style-name="Placeholder_20_Text">&gt;</text:span><text:bookmark text:name="Klas"/></text:p>
          </table:table-cell>
        </table:table-row>
      </table:table>
      <text:section text:style-name="Sect1" text:name="Section1" text:protected="true">
        <text:p text:style-name="P8"><text:span text:style-name="T1">ACCEPTATIECRITERIA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1"><text:span text:style-name="T7">User Story</text:span></text:p>
            </table:table-cell>
          </table:table-row>
          <table:table-row table:style-name="Table2.1">
            <table:table-cell table:style-name="Table2.A1" office:value-type="string">
              <text:p text:style-name="P1"><text:span text:style-name="T8">Als</text:span><text:span text:style-name="T7"> </text:span><text:span text:style-name="Placeholder_20_Text">&lt;rol&gt;</text:span><text:span text:style-name="T12"> </text:span><text:span text:style-name="T8">wil ik</text:span><text:span text:style-name="T12"> </text:span><text:span text:style-name="Placeholder_20_Text">&lt;</text:span><text:span text:style-name="Placeholder_20_Text">wens&gt;</text:span><text:span text:style-name="T12"> </text:span><text:span text:style-name="T8">zodat ik</text:span><text:span text:style-name="T12"> </text:span><text:span text:style-name="Placeholder_20_Text">&lt;</text:span><text:span text:style-name="Placeholder_20_Text">reden of doel&gt;</text:span><text:span text:style-name="T8">.</text:span></text:p>
            </table:table-cell>
          </table:table-row>
          <table:table-row table:style-name="Table2.1">
            <table:table-cell table:style-name="Table2.A1" office:value-type="string">
              <text:p text:style-name="P1"><text:span text:style-name="T7">Acceptatiecriteria</text:span></text:p>
            </table:table-cell>
          </table:table-row>
          <table:table-row table:style-name="Table2.1">
            <table:table-cell table:style-name="Table2.A1" office:value-type="string">
              <text:p text:style-name="P1"><text:span text:style-name="Placeholder_20_Text">&lt;Acceptatiecriterium&gt;</text:span><text:span text:style-name="T8">: <text:s/>Gegeven</text:span><text:span text:style-name="T12"> </text:span><text:span text:style-name="Placeholder_20_Text">&lt;omstandigheden en/of input&gt;</text:span><text:span text:style-name="T14"> </text:span><text:span text:style-name="T8">(als</text:span><text:span text:style-name="T12"> </text:span><text:span text:style-name="Placeholder_20_Text">&lt;actie&gt;</text:span><text:span text:style-name="Mission_20_Statement"><text:span text:style-name="T10">)</text:span></text:span><text:span text:style-name="T8"> is het resultaat</text:span><text:span text:style-name="T12"> </text:span><text:span text:style-name="Placeholder_20_Text">&lt;output&gt;</text:span><text:span text:style-name="T12">.</text:span></text:p>
            </table:table-cell>
          </table:table-row>
        </table:table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Gill Sans Nova Cond XBd" svg:font-family="'Gill Sans Nova Cond XBd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l" fo:country="N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nl" fo:country="N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Epics" style:family="paragraph" style:parent-style-name="List_20_Number" style:default-outline-level=""/>
    <style:style style:name="List_20_Number" style:display-name="List Number" style:family="paragraph" style:parent-style-name="Standard" style:default-outline-level="">
      <style:paragraph-properties fo:margin-top="0in" fo:margin-bottom="0.111in" loext:contextual-spacing="tru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Genummerde_20_lijst" style:display-name="Genummerde lijst" style:family="paragraph" style:parent-style-name="List_20_Number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Mission_20_Statement" style:display-name="Mission Statement" style:family="text" style:parent-style-name="Default_20_Paragraph_20_Font">
      <style:text-properties fo:color="#000000" style:font-name="Calibri" fo:font-family="Calibri" style:font-family-generic="roman" style:font-pitch="variable" fo:font-size="11pt" style:font-size-asian="11pt"/>
    </style:style>
    <style:style style:name="Lijstnummering_20_Char" style:display-name="Lijstnummering Char" style:family="text" style:parent-style-name="Default_20_Paragraph_20_Font"/>
    <style:style style:name="Epics_20_Char" style:display-name="Epics Char" style:family="text" style:parent-style-name="Lijstnummering_20_Char"/>
    <style:style style:name="Koptekst_20_Char" style:display-name="Koptekst Char" style:family="text" style:parent-style-name="Default_20_Paragraph_20_Font"/>
    <style:style style:name="Voettekst_20_Char" style:display-name="Voettekst Char" style:family="text" style:parent-style-name="Default_20_Paragraph_20_Font"/>
    <style:style style:name="Genummerde_20_lijst_20_Char" style:display-name="Genummerde lijst Char" style:family="text" style:parent-style-name="Lijstnummering_20_Char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style-name="Standa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color="#000000" fo:font-size="16pt" style:font-size-asian="16pt" style:font-size-complex="16pt"/>
    </style:style>
    <style:style style:name="MP2" style:family="paragraph" style:parent-style-name="Footer">
      <style:paragraph-properties>
        <style:tab-stops>
          <style:tab-stop style:position="0.8862in" style:type="center"/>
          <style:tab-stop style:position="6.4965in" style:type="right"/>
          <style:tab-stop style:position="10.9272in" style:type="right"/>
        </style:tab-stops>
      </style:paragraph-properties>
    </style:style>
    <style:style style:name="MT1" style:family="text">
      <style:text-properties fo:color="#9ea700" style:font-name="Gill Sans Nova Cond XBd" fo:font-size="10pt" style:font-size-asian="10pt" style:font-size-complex="10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Afbeelding 78" text:anchor-type="char" svg:x="4.5319in" svg:y="-0.4016in" svg:width="2.5429in" svg:height="0.7563in" draw:z-index="0"><draw:image xlink:href="Pictures/10000201000001D80000008C18A4194D2B715526.png" xlink:type="simple" xlink:show="embed" xlink:actuate="onLoad" loext:mime-type="image/png"/></draw:frame></text:p>
      </style:header>
    </style:master-page>
    <style:master-page style:name="Converted1" style:page-layout-name="Mpm2">
      <style:header>
        <text:p text:style-name="Header"><draw:frame draw:style-name="Mfr1" draw:name="Afbeelding 91" text:anchor-type="char" svg:x="4.5319in" svg:y="-0.4016in" svg:width="2.5429in" svg:height="0.7563in" draw:z-index="1"><draw:image xlink:href="Pictures/10000201000001D80000008C18A4194D2B715526.png" xlink:type="simple" xlink:show="embed" xlink:actuate="onLoad" loext:mime-type="image/png"/></draw:frame><text:s/></text:p>
      </style:header>
      <style:footer>
        <text:p text:style-name="MP2"><text:span text:style-name="MT1">Acceptatiecriteria van </text:span><text:span text:style-name="MT1"><text:bookmark-ref text:reference-format="text" text:ref-name="Student"/></text:span><text:span text:style-name="MT1"><text:s/>(</text:span><text:span text:style-name="MT1"><text:bookmark-ref text:reference-format="text" text:ref-name="Studentnummer"/></text:span><text:span text:style-name="MT1">) </text:span><text:span text:style-name="MT1"><text:tab/>Pagina </text:span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el J. van der Lelij</meta:initial-creator>
    <meta:editing-cycles>26</meta:editing-cycles>
    <meta:creation-date>2021-02-14T19:12:00</meta:creation-date>
    <dc:date>2023-03-25T08:30:23.197000000</dc:date>
    <meta:editing-duration>PT14H56M32S</meta:editing-duration>
    <meta:generator>Ultra_Office/6.2.3.2$Windows_x86 LibreOffice_project/</meta:generator>
    <meta:document-statistic meta:table-count="2" meta:image-count="2" meta:object-count="0" meta:page-count="2" meta:paragraph-count="14" meta:word-count="42" meta:character-count="342" meta:non-whitespace-character-count="3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